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2.95cm" fo:min-width="3.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0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3.2cm" svg:x="1.5cm" svg:y="3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10.2cm" svg:y="3cm">
          <text:p text:style-name="P1">SkatePa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1.4cm" svg:y="10.1cm">
          <text:p text:style-name="P1">Tri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7.7cm" svg:y="10.1cm">
          <text:p text:style-name="P1">Review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cm" svg:y1="4.6cm" svg:x2="10.2cm" svg:y2="4.6cm">
          <text:p/>
        </draw:line>
        <draw:line draw:style-name="gr2" draw:text-style-name="P1" draw:layer="layout" svg:x1="5.9cm" svg:y1="6.2cm" svg:x2="9.3cm" svg:y2="10.1cm">
          <text:p/>
        </draw:line>
        <draw:line draw:style-name="gr2" draw:text-style-name="P1" draw:layer="layout" svg:x1="3.7cm" svg:y1="6.2cm" svg:x2="3.7cm" svg:y2="10.1cm">
          <text:p/>
        </draw:line>
        <draw:frame draw:style-name="gr3" draw:layer="layout" svg:width="0.9cm" svg:height="0.962cm" svg:x="6cm" svg:y="5.638cm">
          <draw:text-box>
            <text:p>1</text:p>
          </draw:text-box>
        </draw:frame>
        <draw:frame draw:style-name="gr4" draw:layer="layout" svg:width="1.455cm" svg:height="1.262cm" svg:x="9.1cm" svg:y="9.238cm">
          <draw:text-box>
            <text:p>0..*</text:p>
          </draw:text-box>
        </draw:frame>
        <draw:frame draw:style-name="gr5" draw:layer="layout" svg:width="1.7cm" svg:height="1cm" svg:x="3.8cm" svg:y="6.3cm">
          <draw:text-box>
            <text:p>1</text:p>
          </draw:text-box>
        </draw:frame>
        <draw:frame draw:style-name="gr5" draw:layer="layout" svg:width="1.7cm" svg:height="1cm" svg:x="3.5cm" svg:y="9.1cm">
          <draw:text-box>
            <text:p>0..*</text:p>
          </draw:text-box>
        </draw:frame>
        <draw:frame draw:style-name="gr6" draw:layer="layout" svg:width="2cm" svg:height="1.1cm" svg:x="5.7cm" svg:y="3.8cm">
          <draw:text-box>
            <text:p>1..*</text:p>
          </draw:text-box>
        </draw:frame>
        <draw:frame draw:style-name="gr5" draw:layer="layout" svg:width="2cm" svg:height="1cm" svg:x="8.9cm" svg:y="3.8cm">
          <draw:text-box>
            <text:p>0..*</text:p>
          </draw:text-box>
        </draw:frame>
        <draw:custom-shape draw:style-name="gr1" draw:text-style-name="P1" draw:layer="layout" svg:width="4.4cm" svg:height="3.2cm" svg:x="14.7cm" svg:y="10.1cm">
          <text:p text:style-name="P1">Produc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cm" svg:y1="11.8cm" svg:x2="14.7cm" svg:y2="11.8cm">
          <text:p/>
        </draw:line>
        <draw:custom-shape draw:style-name="gr7" draw:text-style-name="P1" draw:layer="layout" svg:width="0.9cm" svg:height="0.6cm" svg:x="12.1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455cm" svg:height="1.262cm" svg:x="11.9cm" svg:y="12cm">
          <draw:text-box>
            <text:p>1</text:p>
          </draw:text-box>
        </draw:frame>
        <draw:frame draw:style-name="gr4" draw:layer="layout" svg:width="1.455cm" svg:height="1.262cm" svg:x="14.045cm" svg:y="12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8:23:03.826000000</meta:creation-date>
    <dc:date>2014-10-22T19:25:19.138000000</dc:date>
    <meta:editing-duration>PT16M55S</meta:editing-duration>
    <meta:editing-cycles>4</meta:editing-cycles>
    <meta:generator>LibreOffice/4.3.2.2$Windows_x86 LibreOffice_project/edfb5295ba211bd31ad47d0bad0118690f76407d</meta:generator>
    <meta:document-statistic meta:object-count="18"/>
  </office:meta>
</office:document-meta>
</file>